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d0d4" officeooo:paragraph-rsid="0013d0d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30c7d7" officeooo:paragraph-rsid="0030c7d7" style:font-weight-asian="bold" style:font-weight-complex="bold"/>
    </style:style>
    <style:style style:name="P3" style:family="paragraph" style:parent-style-name="Standard" style:list-style-name="L19">
      <style:paragraph-properties fo:text-align="start" style:justify-single-word="false"/>
      <style:text-properties fo:font-size="14pt" fo:font-weight="bold" officeooo:rsid="003d9b01" officeooo:paragraph-rsid="003d9b0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3d9b01" officeooo:paragraph-rsid="003d9b01" style:font-weight-asian="bold" style:font-weight-complex="bold"/>
    </style:style>
    <style:style style:name="P5" style:family="paragraph" style:parent-style-name="Standard" style:list-style-name="L20">
      <style:paragraph-properties fo:text-align="start" style:justify-single-word="false"/>
      <style:text-properties fo:font-size="14pt" fo:font-weight="normal" officeooo:rsid="00418e2a" officeooo:paragraph-rsid="00418e2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418e2a" officeooo:paragraph-rsid="00418e2a" style:font-weight-asian="normal" style:font-weight-complex="normal"/>
    </style:style>
    <style:style style:name="P7" style:family="paragraph" style:parent-style-name="Standard" style:list-style-name="L21">
      <style:paragraph-properties fo:text-align="start" style:justify-single-word="false"/>
      <style:text-properties fo:font-size="14pt" fo:font-weight="normal" officeooo:rsid="00454e2a" officeooo:paragraph-rsid="00454e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454e2a" officeooo:paragraph-rsid="00454e2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officeooo:rsid="0011d8ab" officeooo:paragraph-rsid="0011d8ab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551bc" officeooo:paragraph-rsid="001551bc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6957e" officeooo:paragraph-rsid="0016957e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8b17b" officeooo:paragraph-rsid="0018b17b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ae3dd" officeooo:paragraph-rsid="001ae3d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e3dd" officeooo:paragraph-rsid="001ae3dd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officeooo:rsid="001c35c7" officeooo:paragraph-rsid="001c35c7" style:font-weight-asian="normal" style:font-weight-complex="normal"/>
    </style:style>
    <style:style style:name="P16" style:family="paragraph" style:parent-style-name="Standard" style:list-style-name="L13">
      <style:paragraph-properties fo:text-align="start" style:justify-single-word="false"/>
      <style:text-properties fo:font-size="12pt" fo:font-weight="normal" officeooo:rsid="0030c7d7" officeooo:paragraph-rsid="0030c7d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0c7d7" officeooo:paragraph-rsid="0030c7d7" style:font-weight-asian="normal" style:font-weight-complex="normal"/>
    </style:style>
    <style:style style:name="P18" style:family="paragraph" style:parent-style-name="Standard" style:list-style-name="L14">
      <style:paragraph-properties fo:text-align="start" style:justify-single-word="false"/>
      <style:text-properties fo:font-size="12pt" fo:font-weight="normal" officeooo:rsid="0032949c" officeooo:paragraph-rsid="0032949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2949c" officeooo:paragraph-rsid="0032949c" style:font-weight-asian="normal" style:font-weight-complex="normal"/>
    </style:style>
    <style:style style:name="P20" style:family="paragraph" style:parent-style-name="Standard" style:list-style-name="L15">
      <style:paragraph-properties fo:text-align="start" style:justify-single-word="false"/>
      <style:text-properties fo:font-size="12pt" fo:font-weight="normal" officeooo:rsid="0033cb9c" officeooo:paragraph-rsid="0033cb9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3cb9c" officeooo:paragraph-rsid="0033cb9c" style:font-weight-asian="normal" style:font-weight-complex="normal"/>
    </style:style>
    <style:style style:name="P22" style:family="paragraph" style:parent-style-name="Standard" style:list-style-name="L15">
      <style:paragraph-properties fo:text-align="start" style:justify-single-word="false"/>
      <style:text-properties fo:font-size="12pt" fo:font-weight="normal" officeooo:rsid="0036fe84" officeooo:paragraph-rsid="0036fe84" style:font-weight-asian="normal" style:font-weight-complex="normal"/>
    </style:style>
    <style:style style:name="P23" style:family="paragraph" style:parent-style-name="Standard" style:list-style-name="L16">
      <style:paragraph-properties fo:text-align="start" style:justify-single-word="false"/>
      <style:text-properties fo:font-size="12pt" fo:font-weight="normal" officeooo:rsid="00372075" officeooo:paragraph-rsid="0037207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72075" officeooo:paragraph-rsid="00372075" style:font-weight-asian="normal" style:font-weight-complex="normal"/>
    </style:style>
    <style:style style:name="P25" style:family="paragraph" style:parent-style-name="Standard" style:list-style-name="L17">
      <style:paragraph-properties fo:text-align="start" style:justify-single-word="false"/>
      <style:text-properties fo:font-size="12pt" fo:font-weight="normal" officeooo:rsid="003af791" officeooo:paragraph-rsid="003af79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af791" officeooo:paragraph-rsid="003af791" style:font-weight-asian="normal" style:font-weight-complex="normal"/>
    </style:style>
    <style:style style:name="P27" style:family="paragraph" style:parent-style-name="Standard" style:list-style-name="L22">
      <style:paragraph-properties fo:text-align="start" style:justify-single-word="false"/>
      <style:text-properties fo:font-size="12pt" fo:font-weight="normal" officeooo:rsid="0045509a" officeooo:paragraph-rsid="0045509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5509a" officeooo:paragraph-rsid="0045509a" style:font-weight-asian="normal" style:font-weight-complex="normal"/>
    </style:style>
    <style:style style:name="P29" style:family="paragraph" style:parent-style-name="Standard" style:list-style-name="L23">
      <style:paragraph-properties fo:text-align="start" style:justify-single-word="false"/>
      <style:text-properties fo:font-size="12pt" fo:font-weight="normal" officeooo:rsid="00499324" officeooo:paragraph-rsid="0049932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99324" officeooo:paragraph-rsid="00499324" style:font-weight-asian="normal" style:font-weight-complex="normal"/>
    </style:style>
    <style:style style:name="P31" style:family="paragraph" style:parent-style-name="Standard" style:list-style-name="L24">
      <style:paragraph-properties fo:text-align="start" style:justify-single-word="false"/>
      <style:text-properties fo:font-size="12pt" fo:font-weight="normal" officeooo:rsid="0049f15c" officeooo:paragraph-rsid="0049f15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9f15c" officeooo:paragraph-rsid="0049f15c" style:font-weight-asian="normal" style:font-weight-complex="normal"/>
    </style:style>
    <style:style style:name="P33" style:family="paragraph" style:parent-style-name="Standard" style:list-style-name="L24">
      <style:paragraph-properties fo:text-align="start" style:justify-single-word="false"/>
      <style:text-properties fo:font-size="12pt" fo:font-weight="normal" officeooo:rsid="004adac7" officeooo:paragraph-rsid="004adac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f596b" officeooo:paragraph-rsid="004f596b" style:font-weight-asian="normal" style:font-weight-complex="normal"/>
    </style:style>
    <style:style style:name="P35" style:family="paragraph" style:parent-style-name="Standard" style:list-style-name="L26">
      <style:paragraph-properties fo:text-align="start" style:justify-single-word="false"/>
      <style:text-properties fo:font-size="12pt" fo:font-weight="normal" officeooo:rsid="00521d39" officeooo:paragraph-rsid="00521d3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21d39" officeooo:paragraph-rsid="00521d39" style:font-weight-asian="normal" style:font-weight-complex="normal"/>
    </style:style>
    <style:style style:name="P37" style:family="paragraph" style:parent-style-name="Standard" style:list-style-name="L27">
      <style:paragraph-properties fo:text-align="start" style:justify-single-word="false"/>
      <style:text-properties fo:font-size="12pt" fo:font-weight="normal" officeooo:rsid="0053add9" officeooo:paragraph-rsid="0053add9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c35c7" officeooo:paragraph-rsid="001c35c7" style:font-style-asian="normal" style:font-weight-asian="normal" style:font-style-complex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d4368" officeooo:paragraph-rsid="001d4368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1d4368" officeooo:paragraph-rsid="001d4368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fd4d2" officeooo:paragraph-rsid="001fd4d2" style:font-style-asian="normal" style:font-weight-asian="normal" style:font-style-complex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118b3" officeooo:paragraph-rsid="002118b3" style:font-style-asian="normal" style:font-weight-asian="normal" style:font-style-complex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26e06" officeooo:paragraph-rsid="00226e06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226e06" officeooo:paragraph-rsid="00226e06" style:font-style-asian="normal" style:font-weight-asian="normal" style:font-style-complex="normal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42e34" officeooo:paragraph-rsid="00242e3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242e34" officeooo:paragraph-rsid="00242e3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2440d0" officeooo:paragraph-rsid="002440d0" style:font-style-asian="normal" style:font-weight-asian="normal" style:font-style-complex="normal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66858" officeooo:paragraph-rsid="0026685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266858" officeooo:paragraph-rsid="00266858" style:font-style-asian="normal" style:font-weight-asian="normal" style:font-style-complex="normal" style:font-weight-complex="normal"/>
    </style:style>
    <style:style style:name="P50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88a38" officeooo:paragraph-rsid="00288a3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288a38" officeooo:paragraph-rsid="00288a38" style:font-style-asian="normal" style:font-weight-asian="normal" style:font-style-complex="normal" style:font-weight-complex="normal"/>
    </style:style>
    <style:style style:name="P52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a1ed0" officeooo:paragraph-rsid="002a1ed0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2a1ed0" officeooo:paragraph-rsid="002a1ed0" style:font-style-asian="normal" style:font-weight-asian="normal" style:font-style-complex="normal" style:font-weight-complex="normal"/>
    </style:style>
    <style:style style:name="P54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c97ab" officeooo:paragraph-rsid="002c97ab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2c97ab" officeooo:paragraph-rsid="002c97ab" style:font-style-asian="normal" style:font-weight-asian="normal" style:font-style-complex="normal" style:font-weight-complex="normal"/>
    </style:style>
    <style:style style:name="P56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f0273" officeooo:paragraph-rsid="002f0273" style:font-style-asian="normal" style:font-weight-asian="normal" style:font-style-complex="normal" style:font-weight-complex="normal"/>
    </style:style>
    <style:style style:name="P57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30bba7" officeooo:paragraph-rsid="0030bba7" style:font-style-asian="normal" style:font-weight-asian="normal" style:font-style-complex="normal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16957e"/>
    </style:style>
    <style:style style:name="P59" style:family="paragraph" style:parent-style-name="Standard" style:list-style-name="L14">
      <style:paragraph-properties fo:text-align="start" style:justify-single-word="false"/>
      <style:text-properties officeooo:paragraph-rsid="0032949c"/>
    </style:style>
    <style:style style:name="P60" style:family="paragraph" style:parent-style-name="Standard" style:list-style-name="L16">
      <style:paragraph-properties fo:text-align="start" style:justify-single-word="false"/>
      <style:text-properties officeooo:paragraph-rsid="00372075"/>
    </style:style>
    <style:style style:name="P61" style:family="paragraph" style:parent-style-name="Standard" style:list-style-name="L27">
      <style:paragraph-properties fo:text-align="start" style:justify-single-word="false"/>
      <style:text-properties officeooo:paragraph-rsid="0053add9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16957e" officeooo:paragraph-rsid="0016957e"/>
    </style:style>
    <style:style style:name="P63" style:family="paragraph" style:parent-style-name="Standard">
      <style:paragraph-properties fo:text-align="start" style:justify-single-word="false"/>
      <style:text-properties officeooo:rsid="0016957e" officeooo:paragraph-rsid="0016957e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16ce9e" officeooo:paragraph-rsid="0016ce9e"/>
    </style:style>
    <style:style style:name="P65" style:family="paragraph" style:parent-style-name="Standard">
      <style:paragraph-properties fo:text-align="start" style:justify-single-word="false"/>
      <style:text-properties officeooo:rsid="0016ce9e" officeooo:paragraph-rsid="0016ce9e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176866" officeooo:paragraph-rsid="00176866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0pt" fo:font-style="italic" officeooo:rsid="00176866" officeooo:paragraph-rsid="00176866" style:font-style-asian="italic" style:font-style-complex="italic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0pt" fo:font-style="italic" fo:font-weight="normal" officeooo:rsid="001ae3dd" officeooo:paragraph-rsid="001ae3dd" style:font-style-asian="italic" style:font-weight-asian="normal" style:font-style-complex="italic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fo:font-size="10pt" fo:font-style="italic" fo:font-weight="normal" officeooo:rsid="001c35c7" officeooo:paragraph-rsid="001c35c7" style:font-style-asian="italic" style:font-weight-asian="normal" style:font-style-complex="italic" style:font-weight-complex="normal"/>
    </style:style>
    <style:style style:name="P70" style:family="paragraph" style:parent-style-name="Standard" style:list-style-name="L14">
      <style:paragraph-properties fo:text-align="start" style:justify-single-word="false"/>
      <style:text-properties officeooo:rsid="0032949c" officeooo:paragraph-rsid="0032949c"/>
    </style:style>
    <style:style style:name="P71" style:family="paragraph" style:parent-style-name="Standard">
      <style:paragraph-properties fo:text-align="start" style:justify-single-word="false"/>
      <style:text-properties officeooo:rsid="0032949c" officeooo:paragraph-rsid="0032949c"/>
    </style:style>
    <style:style style:name="P72" style:family="paragraph" style:parent-style-name="Standard" style:list-style-name="L14">
      <style:paragraph-properties fo:text-align="start" style:justify-single-word="false"/>
      <style:text-properties officeooo:rsid="00336c22" officeooo:paragraph-rsid="00336c22"/>
    </style:style>
    <style:style style:name="P73" style:family="paragraph" style:parent-style-name="Standard">
      <style:paragraph-properties fo:text-align="start" style:justify-single-word="false"/>
      <style:text-properties officeooo:rsid="00336c22" officeooo:paragraph-rsid="00336c22"/>
    </style:style>
    <style:style style:name="P74" style:family="paragraph" style:parent-style-name="Standard" style:list-style-name="L27">
      <style:paragraph-properties fo:text-align="start" style:justify-single-word="false"/>
      <style:text-properties officeooo:rsid="0053add9" officeooo:paragraph-rsid="0053add9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16957e" style:font-weight-asian="normal" style:font-weight-complex="normal"/>
    </style:style>
    <style:style style:name="T4" style:family="text">
      <style:text-properties fo:font-size="12pt" fo:font-weight="normal" officeooo:rsid="0032949c" style:font-weight-asian="normal" style:font-weight-complex="normal"/>
    </style:style>
    <style:style style:name="T5" style:family="text">
      <style:text-properties fo:font-size="12pt" fo:font-weight="normal" officeooo:rsid="00372075" style:font-weight-asian="normal" style:font-weight-complex="normal"/>
    </style:style>
    <style:style style:name="T6" style:family="text">
      <style:text-properties fo:font-size="12pt" fo:font-weight="normal" officeooo:rsid="003cfb6c" style:font-weight-asian="normal" style:font-weight-complex="normal"/>
    </style:style>
    <style:style style:name="T7" style:family="text">
      <style:text-properties fo:font-size="12pt" fo:font-weight="normal" officeooo:rsid="0053add9" style:font-weight-asian="normal" style:font-weight-complex="normal"/>
    </style:style>
    <style:style style:name="T8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2pt" fo:font-style="italic" fo:font-weight="normal" officeooo:rsid="0032949c" style:font-style-asian="italic" style:font-weight-asian="normal" style:font-style-complex="italic" style:font-weight-complex="normal"/>
    </style:style>
    <style:style style:name="T10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2pt" fo:font-style="italic" fo:font-weight="bold" officeooo:rsid="00372075" style:font-style-asian="italic" style:font-weight-asian="bold" style:font-style-complex="italic" style:font-weight-complex="bold"/>
    </style:style>
    <style:style style:name="T12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fo:font-weight="normal" officeooo:rsid="00372075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8b17b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0pt"/>
    </style:style>
    <style:style style:name="T21" style:family="text">
      <style:text-properties fo:font-size="10pt" fo:font-style="italic" style:font-style-asian="italic" style:font-style-complex="italic"/>
    </style:style>
    <style:style style:name="T2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ize="10pt" fo:font-style="italic" fo:font-weight="normal" officeooo:rsid="0032949c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t - HTML - Form Basics</text:p>
      <text:p text:style-name="P9"/>
      <text:p text:style-name="P1">The Form Element</text:p>
      <text:list xml:id="list3198673053" text:style-name="L1">
        <text:list-item>
          <text:p text:style-name="P10">The form element is a container element like the div element where it wraps all the inputs a user will interact with on a form.</text:p>
          <text:p text:style-name="P10"/>
        </text:list-item>
        <text:list-item>
          <text:p text:style-name="P58"><text:span text:style-name="T3">The form accepts two essential attributes:</text:span></text:p>
          <text:list>
            <text:list-item>
              <text:p text:style-name="P11">The action attribute which takes a URL value that tells the form where it should send its data to be processed.</text:p>
            </text:list-item>
            <text:list-item>
              <text:p text:style-name="P58"><text:span text:style-name="T3">The method attribute which tells the browser which HTTP request method it should use to submit the form.</text:span></text:p>
              <text:list>
                <text:list-item>
                  <text:p text:style-name="P62"><text:span text:style-name="T2">The two most common are: GET and POST</text:span></text:p>
                </text:list-item>
              </text:list>
            </text:list-item>
          </text:list>
        </text:list-item>
      </text:list>
      <text:p text:style-name="P63"><text:span text:style-name="T2"/></text:p>
      <text:list xml:id="list200316882582326" text:continue-numbering="true" text:style-name="L1">
        <text:list-item>
          <text:p text:style-name="P64"><text:span text:style-name="T2">GET is used when you are retrieving something from a server. A GET request can be used for searches as it </text:span><text:span text:style-name="T8">gets</text:span><text:span text:style-name="T12"> the search results.</text:span></text:p>
        </text:list-item>
        <text:list-item>
          <text:p text:style-name="P64"><text:span text:style-name="T12">POST is used when you want to change something on the server. A POST request is used when a user makes an account or makes a payment on a website.</text:span></text:p>
        </text:list-item>
      </text:list>
      <text:p text:style-name="P65"><text:span text:style-name="T12"/></text:p>
      <text:list xml:id="list200318298680580" text:continue-numbering="true" text:style-name="L1">
        <text:list-item>
          <text:p text:style-name="P66"><text:span text:style-name="T12">The markup for creating a form element looks like:</text:span></text:p>
          <text:list>
            <text:list-header>
              <text:p text:style-name="P67"><text:span text:style-name="T17">&lt;form action='example.com/path' method='post'&gt;&lt;/form</text:span><text:span text:style-name="T18">&gt;</text:span></text:p>
            </text:list-header>
          </text:list>
        </text:list-item>
      </text:list>
      <text:p text:style-name="P65"><text:span text:style-name="T12"/></text:p>
      <text:p text:style-name="P1">Form Controls</text:p>
      <text:list xml:id="list2960706296" text:style-name="L2">
        <text:list-item>
          <text:p text:style-name="P12">Form control elements are all the elements the user will interact with on the form, such as text boxes, dropdowns, checkboxes, and buttons.</text:p>
          <text:p text:style-name="P12"/>
        </text:list-item>
      </text:list>
      <text:p text:style-name="P1">The Input Element</text:p>
      <text:list xml:id="list2544124442" text:style-name="L3">
        <text:list-item>
          <text:p text:style-name="P13">The input element is the most versatile of all form control elements. It accepts a <text:span text:style-name="T14">type</text:span><text:span text:style-name="T15"> attribute which tells the browser what type of data it should expect and how it should render the input element.</text:span></text:p>
        </text:list-item>
      </text:list>
      <text:p text:style-name="P14"><text:span text:style-name="T15"/></text:p>
      <text:list xml:id="list200317553551184" text:continue-numbering="true" text:style-name="L3">
        <text:list-item>
          <text:p text:style-name="P13"><text:span text:style-name="T15">The markup for a text input looks like:</text:span></text:p>
          <text:list>
            <text:list-header>
              <text:p text:style-name="P68">&lt;form action'example.com/path' method='post'&gt;</text:p>
              <text:list>
                <text:list-header>
                  <text:p text:style-name="P68">&lt;input type='text'&gt;</text:p>
                </text:list-header>
              </text:list>
              <text:p text:style-name="P68">&lt;/form&gt;</text:p>
              <text:p text:style-name="P68"/>
            </text:list-header>
          </text:list>
        </text:list-item>
      </text:list>
      <text:p text:style-name="P14"><text:span text:style-name="T15"><text:tab/></text:span><text:span text:style-name="T16">Labels</text:span></text:p>
      <text:list xml:id="list1865014196" text:style-name="L4">
        <text:list-item>
          <text:p text:style-name="P15"><text:span text:style-name="T15">A label is used to inform the user what type of data they are expected to enter.</text:span></text:p>
          <text:p text:style-name="P15"><text:span text:style-name="T15"/></text:p>
        </text:list-item>
        <text:list-item>
          <text:p text:style-name="P15"><text:span text:style-name="T15">A label can be created with the </text:span><text:span text:style-name="T21">&lt;label&gt;</text:span><text:span text:style-name="T15"> element.</text:span></text:p>
          <text:list>
            <text:list-item>
              <text:p text:style-name="P15"><text:span text:style-name="T15">The text we want displayed in the label will go between the opening and closing tag.</text:span></text:p>
            </text:list-item>
            <text:list-item>
              <text:p text:style-name="P15"><text:span text:style-name="T15">The markup for the label element looks like:</text:span></text:p>
              <text:list>
                <text:list-header>
                  <text:p text:style-name="P69">&lt;label for='firstname'&gt;First Name:&lt;/label&gt;</text:p>
                  <text:p text:style-name="P69"/>
                </text:list-header>
              </text:list>
            </text:list-item>
          </text:list>
        </text:list-item>
        <text:list-item>
          <text:p text:style-name="P38">Labels accept a <text:span text:style-name="T22">for</text:span><text:span text:style-name="T20"> </text:span>attribute, which associates it with a particular input.</text:p>
          <text:list>
            <text:list-item>
              <text:p text:style-name="P38">The input that will be associated with the label needs an <text:span text:style-name="T22">id</text:span> attribute with the same value as the labels <text:span text:style-name="T22">for</text:span> attribute.</text:p>
              <text:p text:style-name="P38"/>
            </text:list-item>
          </text:list>
        </text:list-item>
        <text:list-item>
          <text:p text:style-name="P39">When a label is associated with an input and is clicked, it will focus the cursor on that input. This makes forms more accessible to users who rely on assistive technologies.</text:p>
        </text:list-item>
      </text:list>
      <text:p text:style-name="P40"><text:soft-page-break/><text:tab/><text:span text:style-name="T19">Placeholder Attribute</text:span></text:p>
      <text:list xml:id="list3237398680" text:style-name="L5">
        <text:list-item>
          <text:p text:style-name="P41">A placeholder attribute can be added to guide users on what to enter in form elements.</text:p>
          <text:list>
            <text:list-item>
              <text:p text:style-name="P41">Placeholder text should be example text that demonstrates what should be entered and in what format.</text:p>
              <text:p text:style-name="P41"/>
            </text:list-item>
          </text:list>
        </text:list-item>
        <text:list-item>
          <text:p text:style-name="P41">The markup for the placeholder attribute looks like: <text:span text:style-name="T21">placeholder='Bob...'</text:span></text:p>
          <text:p text:style-name="P41"><text:span text:style-name="T21"/></text:p>
        </text:list-item>
      </text:list>
      <text:p text:style-name="P40"><text:span text:style-name="T19"><text:tab/>The Name Attribute</text:span></text:p>
      <text:list xml:id="list2621212530" text:style-name="L6">
        <text:list-item>
          <text:p text:style-name="P42">The <text:span text:style-name="T14">name</text:span> attribute serves as a reference for the server to the data inputted into a form control after submitting it. It can be considered as a variable name for the input.</text:p>
          <text:list>
            <text:list-item>
              <text:p text:style-name="P43">Form inputs should always have a <text:span text:style-name="T14">name</text:span> attribute; otherwise it will be ignored when the form is submitted.</text:p>
            </text:list-item>
          </text:list>
        </text:list-item>
      </text:list>
      <text:p text:style-name="P44"/>
      <text:p text:style-name="P44"><text:tab/><text:span text:style-name="T19">Using Form Controls Outside of Forms</text:span></text:p>
      <text:list xml:id="list3948013171" text:style-name="L7">
        <text:list-item>
          <text:p text:style-name="P45">You can use any of the form controls HTML provides outside of the <text:span text:style-name="T21">&lt;form&gt;</text:span> element.</text:p>
          <text:list>
            <text:list-item>
              <text:p text:style-name="P45">The input can be used to get data from a user with Javascript.</text:p>
            </text:list-item>
          </text:list>
        </text:list-item>
      </text:list>
      <text:p text:style-name="P46"/>
      <text:p text:style-name="P47"><text:tab/><text:span text:style-name="T19">Email Input</text:span></text:p>
      <text:list xml:id="list3357825737" text:style-name="L8">
        <text:list-item>
          <text:p text:style-name="P48">Email inputs are specialized text inputs just for email addresses. They are different from text inputs in that they will display a different keyboard which will include the <text:span text:style-name="T14">@</text:span> symbol on mobile devices.</text:p>
          <text:list>
            <text:list-item>
              <text:p text:style-name="P48">They also validate that the user has entered a correctly formatted email address.</text:p>
              <text:p text:style-name="P48"/>
            </text:list-item>
          </text:list>
        </text:list-item>
        <text:list-item>
          <text:p text:style-name="P48">To create an email input, we use an input type of: 'email'</text:p>
        </text:list-item>
      </text:list>
      <text:p text:style-name="P49"/>
      <text:p text:style-name="P49"><text:tab/><text:span text:style-name="T19">Password Input</text:span></text:p>
      <text:list xml:id="list2793352362" text:style-name="L9">
        <text:list-item>
          <text:p text:style-name="P50">Password inputs are specialized text inputs for passwords and texts intended to be hidden.</text:p>
          <text:list>
            <text:list-item>
              <text:p text:style-name="P50">They differ from regular text inputs in that they mask the inputted data with asterisks(*).</text:p>
            </text:list-item>
          </text:list>
        </text:list-item>
      </text:list>
      <text:p text:style-name="P51"/>
      <text:list xml:id="list200317990185127" text:continue-numbering="true" text:style-name="L9">
        <text:list-item>
          <text:p text:style-name="P50">To create a password input, we use an input type of: 'password'</text:p>
        </text:list-item>
      </text:list>
      <text:p text:style-name="P49"><text:span text:style-name="T19"/></text:p>
      <text:p text:style-name="P49"><text:span text:style-name="T19"><text:tab/>Number Input</text:span></text:p>
      <text:list xml:id="list2853402154" text:style-name="L10">
        <text:list-item>
          <text:p text:style-name="P52">The number input only accepts number values and ignores any other characters the user tries to enter.</text:p>
        </text:list-item>
      </text:list>
      <text:p text:style-name="P53"/>
      <text:list xml:id="list200318062939202" text:continue-numbering="true" text:style-name="L10">
        <text:list-item>
          <text:p text:style-name="P52">To create a number input, we use an input type of: 'number'</text:p>
          <text:p text:style-name="P52"/>
        </text:list-item>
      </text:list>
      <text:p text:style-name="P49"><text:span text:style-name="T19"><text:tab/>Date Input</text:span></text:p>
      <text:list xml:id="list3020788052" text:style-name="L11">
        <text:list-item>
          <text:p text:style-name="P54">The date input is used to collect dates from a user by providing a better user experience for choosing dates by rendering a date picker calendar.</text:p>
        </text:list-item>
      </text:list>
      <text:p text:style-name="P55"/>
      <text:list xml:id="list200317810768018" text:continue-numbering="true" text:style-name="L11">
        <text:list-item>
          <text:p text:style-name="P54">To create a date input, we use the input type of: 'date'</text:p>
        </text:list-item>
      </text:list>
      <text:p text:style-name="P49"><text:span text:style-name="T19"/></text:p>
      <text:p text:style-name="P49"><text:span text:style-name="T19"><text:tab/>Text Area</text:span></text:p>
      <text:list xml:id="list3902654489" text:style-name="L12">
        <text:list-item>
          <text:p text:style-name="P56">The text area element provides an input box that can accept text that spans multiple lines <text:s/>like user comments and reviews.</text:p>
          <text:list>
            <text:list-item>
              <text:p text:style-name="P56"><text:soft-page-break/>This text area can be resized by dragging the bottom right corner to make it bigger or smaller.</text:p>
            </text:list-item>
            <text:list-item>
              <text:p text:style-name="P57">Textarea elements have a closing tag which allows you to wrap some initial content you want the text area to display.</text:p>
              <text:p text:style-name="P56"/>
            </text:list-item>
          </text:list>
        </text:list-item>
        <text:list-item>
          <text:p text:style-name="P56">Text area elements accepts a couple of unique attributes like: <text:span text:style-name="T22">rows</text:span><text:span text:style-name="T19"> </text:span>and <text:span text:style-name="T22">cols </text:span></text:p>
          <text:list>
            <text:list-item>
              <text:p text:style-name="P56">These control the initial height(rows) and width(cols) of the text area.</text:p>
            </text:list-item>
          </text:list>
          <text:p text:style-name="P56"/>
        </text:list-item>
        <text:list-item>
          <text:p text:style-name="P56">To create a text area, we use the <text:span text:style-name="T21">&lt;textarea&gt;</text:span> element.</text:p>
        </text:list-item>
      </text:list>
      <text:p text:style-name="P1"/>
      <text:p text:style-name="P1">Selection Elements</text:p>
      <text:list xml:id="list32042165" text:style-name="L13">
        <text:list-item>
          <text:p text:style-name="P16">Select elements are used when you want users to select a value from a predefined list.</text:p>
        </text:list-item>
      </text:list>
      <text:p text:style-name="P17"/>
      <text:p text:style-name="P17"><text:tab/><text:span text:style-name="T19">Select Dropdown</text:span></text:p>
      <text:list xml:id="list16724425" text:style-name="L14">
        <text:list-item>
          <text:p text:style-name="P18">The select element renders a dropdown list where users can select an option.</text:p>
          <text:list>
            <text:list-item>
              <text:p text:style-name="P59"><text:span text:style-name="T4">The </text:span><text:span text:style-name="T24">&lt;select&gt;</text:span><text:span text:style-name="T4"> element wraps</text:span><text:span text:style-name="T9"> </text:span><text:span text:style-name="T24">&lt;option&gt;</text:span><text:span text:style-name="T9"> </text:span><text:span text:style-name="T4">elements which are the options that can be selected.</text:span></text:p>
            </text:list-item>
          </text:list>
        </text:list-item>
      </text:list>
      <text:p text:style-name="P19"/>
      <text:list xml:id="list200318285333831" text:continue-numbering="true" text:style-name="L14">
        <text:list-item>
          <text:p text:style-name="P70"><text:span text:style-name="T2">To create a select dropdown, we use the </text:span><text:span text:style-name="T23">&lt;select&gt;</text:span><text:span text:style-name="T12"> element which wraps </text:span><text:span text:style-name="T23">&lt;option&gt;</text:span><text:span text:style-name="T12"> elements that are the choices.</text:span></text:p>
        </text:list-item>
      </text:list>
      <text:p text:style-name="P71"><text:span text:style-name="T12"/></text:p>
      <text:list xml:id="list200316291612035" text:continue-numbering="true" text:style-name="L14">
        <text:list-item>
          <text:p text:style-name="P72"><text:span text:style-name="T12">All option elements need to have a </text:span><text:span text:style-name="T10">value</text:span><text:span text:style-name="T12"> attribute, which will be sent to the server when the form is submitted.</text:span></text:p>
          <text:list>
            <text:list-item>
              <text:p text:style-name="P72"><text:span text:style-name="T12">The default selected element can be set using the </text:span><text:span text:style-name="T10">selected</text:span><text:span text:style-name="T12"> attribute.</text:span></text:p>
            </text:list-item>
          </text:list>
        </text:list-item>
      </text:list>
      <text:p text:style-name="P73"><text:span text:style-name="T12"/></text:p>
      <text:list xml:id="list200316321363920" text:continue-numbering="true" text:style-name="L14">
        <text:list-item>
          <text:p text:style-name="P72"><text:span text:style-name="T12">The list of options can be split into groups using the </text:span><text:span text:style-name="T23">&lt;optgroup&gt;</text:span><text:span text:style-name="T12"> element.</text:span></text:p>
          <text:list>
            <text:list-item>
              <text:p text:style-name="P72"><text:span text:style-name="T12">The </text:span><text:span text:style-name="T23">&lt;optgroup&gt;</text:span><text:span text:style-name="T12"> element takes a </text:span><text:span text:style-name="T10">label</text:span><text:span text:style-name="T12"> attribute which the browser uses as the label for each group.</text:span></text:p>
            </text:list-item>
          </text:list>
          <text:p text:style-name="P70"><text:span text:style-name="T12"/></text:p>
        </text:list-item>
      </text:list>
      <text:p text:style-name="P17"><text:span text:style-name="T19"><text:tab/>Radio Buttons</text:span></text:p>
      <text:list xml:id="list3339738746" text:style-name="L15">
        <text:list-item>
          <text:p text:style-name="P20">Radio buttons allow us to create mulitple options that the user can choose <text:span text:style-name="T14">one</text:span> of.</text:p>
          <text:list>
            <text:list-item>
              <text:p text:style-name="P20">Radio buttons will only allow one selection because they have the same <text:span text:style-name="T14">name</text:span><text:span text:style-name="T15"> attribute. The </text:span><text:span text:style-name="T14">name</text:span><text:span text:style-name="T15"> is used to group radio button options.</text:span></text:p>
            </text:list-item>
          </text:list>
        </text:list-item>
      </text:list>
      <text:p text:style-name="P21"><text:span text:style-name="T15"/></text:p>
      <text:list xml:id="list200316521162138" text:continue-numbering="true" text:style-name="L15">
        <text:list-item>
          <text:p text:style-name="P22"><text:span text:style-name="T15">The default selected radio button can be chosen by adding the </text:span><text:span text:style-name="T14">checked</text:span><text:span text:style-name="T15"> attribute to the input element.</text:span></text:p>
        </text:list-item>
      </text:list>
      <text:p text:style-name="P21"/>
      <text:list xml:id="list200316405914727" text:continue-numbering="true" text:style-name="L15">
        <text:list-item>
          <text:p text:style-name="P20">To create radio buttons, we use the input element with the type: 'radio'.</text:p>
          <text:p text:style-name="P20"/>
        </text:list-item>
      </text:list>
      <text:p text:style-name="P17"><text:span text:style-name="T19"><text:tab/>Checkboxes</text:span></text:p>
      <text:list xml:id="list3844851207" text:style-name="L16">
        <text:list-item>
          <text:p text:style-name="P23">Checkboxes allow users to choose from a set of predefined options, but allow multiple options to be selected at once.</text:p>
          <text:list>
            <text:list-item>
              <text:p text:style-name="P23">Checkboxes can be used if we want users to toggle if they want something to be true or false.</text:p>
            </text:list-item>
          </text:list>
        </text:list-item>
      </text:list>
      <text:p text:style-name="P24"/>
      <text:list xml:id="list200318224236282" text:continue-numbering="true" text:style-name="L16">
        <text:list-item>
          <text:p text:style-name="P60"><text:span text:style-name="T5">Checkboxes can be checked by default on page load by the input element a </text:span><text:span text:style-name="T11">checked</text:span><text:span text:style-name="T13"> attribute.</text:span></text:p>
        </text:list-item>
      </text:list>
      <text:p text:style-name="P24"/>
      <text:list xml:id="list200318425699533" text:continue-numbering="true" text:style-name="L16">
        <text:list-item>
          <text:p text:style-name="P23">To create a checkbox, we use the input element with the type: 'checkbox'.</text:p>
          <text:p text:style-name="P23"/>
        </text:list-item>
      </text:list>
      <text:p text:style-name="P1">Buttons</text:p>
      <text:list xml:id="list2358584875" text:style-name="L17">
        <text:list-item>
          <text:p text:style-name="P25">The button element creates clickable buttons that the user can interact with to submit forms and trigger other actions.</text:p>
        </text:list-item>
      </text:list>
      <text:p text:style-name="P26"/>
      <text:list xml:id="list200316442134920" text:continue-numbering="true" text:style-name="L17">
        <text:list-item>
          <text:p text:style-name="P25">To create a button, we use the <text:span text:style-name="T21">&lt;button&gt;</text:span><text:span text:style-name="T15"> element. The content or text displayed inside the button will go within the opening and closing tags.</text:span></text:p>
          <text:p text:style-name="P25"><text:soft-page-break/><text:span text:style-name="T15"/></text:p>
        </text:list-item>
      </text:list>
      <text:p text:style-name="P2"><text:tab/><text:span text:style-name="T1">Submit Button</text:span></text:p>
      <text:list xml:id="list761016626" text:style-name="L19">
        <text:list-item>
          <text:p text:style-name="P3"><text:span text:style-name="T6">T</text:span><text:span text:style-name="T2">he submit button is a specialized button for submitting the form it is contained in.</text:span></text:p>
          <text:list>
            <text:list-item>
              <text:p text:style-name="P3"><text:span text:style-name="T2">When the submit button is clicked, it will submit the form.</text:span></text:p>
            </text:list-item>
          </text:list>
        </text:list-item>
      </text:list>
      <text:p text:style-name="P4"><text:span text:style-name="T2"/></text:p>
      <text:list xml:id="list200316991545680" text:continue-numbering="true" text:style-name="L19">
        <text:list-item>
          <text:p text:style-name="P3"><text:span text:style-name="T2">To create a submit button, we use the button element with the type: 'submit'.</text:span></text:p>
          <text:p text:style-name="P3"><text:span text:style-name="T2"/></text:p>
        </text:list-item>
      </text:list>
      <text:p text:style-name="P2"><text:span text:style-name="T1"><text:tab/>Reset Button</text:span></text:p>
      <text:list xml:id="list2082036275" text:style-name="L20">
        <text:list-item>
          <text:p text:style-name="P5"><text:span text:style-name="T1">A reset button clears all the data the user has entered into the form and sets all the inputs in the form back to what they were initially.</text:span></text:p>
        </text:list-item>
      </text:list>
      <text:p text:style-name="P6"><text:span text:style-name="T1"/></text:p>
      <text:list xml:id="list200317856089651" text:continue-numbering="true" text:style-name="L20">
        <text:list-item>
          <text:p text:style-name="P5"><text:span text:style-name="T1">To create a reset button, we use the button element with the type: 'reset'.</text:span></text:p>
          <text:p text:style-name="P5"><text:span text:style-name="T1"/></text:p>
        </text:list-item>
      </text:list>
      <text:p text:style-name="P2"><text:span text:style-name="T1"><text:tab/>Generic Button</text:span></text:p>
      <text:list xml:id="list3930975112" text:style-name="L21">
        <text:list-item>
          <text:p text:style-name="P7"><text:span text:style-name="T1">The generic button can be used for anything. It is typically used in combination with Javascript for creating interactive UI's.</text:span></text:p>
        </text:list-item>
      </text:list>
      <text:p text:style-name="P8"><text:span text:style-name="T1"/></text:p>
      <text:list xml:id="list200316470237202" text:continue-numbering="true" text:style-name="L21">
        <text:list-item>
          <text:p text:style-name="P7"><text:span text:style-name="T1">To create a generic button, we use the button element with the type: 'button'.</text:span></text:p>
        </text:list-item>
      </text:list>
      <text:p text:style-name="P2"><text:span text:style-name="T1"/></text:p>
      <text:p text:style-name="P1">Organizing Form Elements</text:p>
      <text:list xml:id="list3337991060" text:style-name="L22">
        <text:list-item>
          <text:p text:style-name="P27">HTML provides a couple elements that helps us organize forms into visually distinct sections.</text:p>
        </text:list-item>
      </text:list>
      <text:p text:style-name="P28"/>
      <text:p text:style-name="P28"><text:tab/><text:span text:style-name="T19">Fieldset Element</text:span></text:p>
      <text:list xml:id="list3635309515" text:style-name="L23">
        <text:list-item>
          <text:p text:style-name="P29">The fieldset element is a container element that allows us to group related form inputs into one logical unit.</text:p>
        </text:list-item>
      </text:list>
      <text:p text:style-name="P30"/>
      <text:list xml:id="list200317283896080" text:continue-numbering="true" text:style-name="L23">
        <text:list-item>
          <text:p text:style-name="P29">To create a fieldset, use the <text:span text:style-name="T21">&lt;fieldset&gt;</text:span><text:span text:style-name="T15"> element. Form inputs within the open and closing fieldset tags will be grouped together.</text:span></text:p>
          <text:p text:style-name="P29"/>
        </text:list-item>
      </text:list>
      <text:p text:style-name="P28"><text:span text:style-name="T19"><text:tab/>Legend</text:span></text:p>
      <text:list xml:id="list887796013" text:style-name="L24">
        <text:list-item>
          <text:p text:style-name="P31">The legend element is used to give a fieldset a heading or caption so the user can see what a grouping of inputs is for.</text:p>
        </text:list-item>
      </text:list>
      <text:p text:style-name="P32"/>
      <text:list xml:id="list200317708012298" text:continue-numbering="true" text:style-name="L24">
        <text:list-item>
          <text:p text:style-name="P31">To create a legend, use the <text:span text:style-name="T21">&lt;legend&gt;</text:span><text:span text:style-name="T15"> element with the text we want to display within the opening and closing tags.</text:span></text:p>
          <text:list>
            <text:list-item>
              <text:p text:style-name="P31"><text:span text:style-name="T15">A legend should always come right after the opening fieldset tag.</text:span></text:p>
            </text:list-item>
          </text:list>
        </text:list-item>
      </text:list>
      <text:p text:style-name="P32"><text:span text:style-name="T15"/></text:p>
      <text:list xml:id="list200318307406943" text:continue-numbering="true" text:style-name="L24">
        <text:list-item>
          <text:p text:style-name="P33"><text:span text:style-name="T15">A common use-case for these elements is using a fieldset to group radio buttons and using a legend to communicate to the user what each of the options is ultimately for.</text:span></text:p>
        </text:list-item>
      </text:list>
      <text:p text:style-name="P28"><text:span text:style-name="T19"/></text:p>
      <text:p text:style-name="P1">A Note on Styling Forms</text:p>
      <text:p text:style-name="P34"/>
      <text:p text:style-name="P34"><text:tab/><text:span text:style-name="T19">Default Browser Styles</text:span></text:p>
      <text:list xml:id="list1384496344" text:style-name="L26">
        <text:list-item>
          <text:p text:style-name="P35">Each browser has its own default styles for form controls, which may make your forms visually different for users depending on what browser they are using.</text:p>
        </text:list-item>
      </text:list>
      <text:p text:style-name="P36"/>
      <text:list xml:id="list200317203230933" text:continue-numbering="true" text:style-name="L26">
        <text:list-item>
          <text:p text:style-name="P35">To have a consistent design among all browsers, we have to override these default styles and style them ourselves.</text:p>
          <text:p text:style-name="P35"/>
        </text:list-item>
      </text:list>
      <text:p text:style-name="P34"><text:span text:style-name="T19"><text:tab/>Form Controls</text:span></text:p>
      <text:list xml:id="list2934375445" text:style-name="L27">
        <text:list-item>
          <text:p text:style-name="P37">Text-based form controls like text, email, password, and text areas are reasonably straightforward to style.</text:p>
        </text:list-item>
        <text:list-item>
          <text:p text:style-name="P37">Custom styles for radio buttons and checkboxes are more tricky.</text:p>
          <text:list>
            <text:list-item>
              <text:p text:style-name="P61"><text:span text:style-name="T7">Guide for checkboxes: </text:span><text:a xlink:type="simple" xlink:href="https://moderncss.dev/pure-css-custom-checkbox-style/" text:style-name="Internet_20_link" text:visited-style-name="Visited_20_Internet_20_Link"><text:span text:style-name="T7">Checkboxes</text:span></text:a></text:p>
            </text:list-item>
            <text:list-item>
              <text:p text:style-name="P61"><text:span text:style-name="T7">New CSS properties for radio buttons/checkboxes: </text:span><text:a xlink:type="simple" xlink:href="https://developer.mozilla.org/en-US/docs/Web/CSS/accent-color" text:style-name="Internet_20_link" text:visited-style-name="Visited_20_Internet_20_Link"><text:span text:style-name="T7">CSS Properties</text:span></text:a></text:p>
            </text:list-item>
          </text:list>
        </text:list-item>
        <text:list-item>
          <text:p text:style-name="P74"><text:soft-page-break/><text:span text:style-name="T2">Certain aspects of other elements are more difficult to style such as the calendar of date pickers.</text:span></text:p>
          <text:list>
            <text:list-item>
              <text:p text:style-name="P74"><text:span text:style-name="T2">Custom styles will have to be built from Javascript or use a Javascript library that provide a ready-made soluti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133" meta:word-count="1566" meta:character-count="8537" meta:non-whitespace-character-count="7169"/>
  </office:meta>
</office:document-meta>
</file>